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NDC Date</text:p>
          </table:table-cell>
          <table:table-cell office:value-type="string" calcext:value-type="string">
            <text:p>NDC Link</text:p>
          </table:table-cell>
          <table:table-cell office:value-type="string" calcext:value-type="string">
            <text:p>NDC Type</text:p>
          </table:table-cell>
          <table:table-cell office:value-type="string" calcext:value-type="string">
            <text:p>Emissions Type</text:p>
          </table:table-cell>
          <table:table-cell office:value-type="string" calcext:value-type="string">
            <text:p>Base Year</text:p>
          </table:table-cell>
          <table:table-cell office:value-type="string" calcext:value-type="string">
            <text:p>Base Year Emissions</text:p>
          </table:table-cell>
          <table:table-cell office:value-type="string" calcext:value-type="string">
            <text:p>Percent Reduction Min</text:p>
          </table:table-cell>
          <table:table-cell office:value-type="string" calcext:value-type="string">
            <text:p>Percent Reduction Max</text:p>
          </table:table-cell>
          <table:table-cell office:value-type="string" calcext:value-type="string">
            <text:p>Reduction Amount Min</text:p>
          </table:table-cell>
          <table:table-cell office:value-type="string" calcext:value-type="string">
            <text:p>Reduction Amount Max</text:p>
          </table:table-cell>
          <table:table-cell office:value-type="string" calcext:value-type="string">
            <text:p>Emissions Limit Min</text:p>
          </table:table-cell>
          <table:table-cell office:value-type="string" calcext:value-type="string">
            <text:p>Emissions Limit Max</text:p>
          </table:table-cell>
          <table:table-cell office:value-type="string" calcext:value-type="string">
            <text:p>Target Year</text:p>
          </table:table-cell>
          <table:table-cell office:value-type="string" calcext:value-type="string">
            <text:p>Conditional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<text:a xlink:href="http://www4.unfccc.int/ndcregistry/PublishedDocuments/China%20First/China%27s%20First%20NDC%20Submission.pdf" xlink:type="simple">http://www4.unfccc.int/ndcregistry/PublishedDocuments/China%20First/China%27s%20First%20NDC%20Submission.pdf</text:a></text:p>
          </table:table-cell>
          <table:table-cell office:value-type="string" calcext:value-type="string">
            <text:p>per GDP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<text:a xlink:href="http://www4.unfccc.int/ndcregistry/PublishedDocuments/United%20States%20of%20America%20First/U.S.A.%20First%20NDC%20Submission.pdf" xlink:type="simple">http://www4.unfccc.int/ndcregistry/PublishedDocuments/United%20States%20of%20America%20First/U.S.A.%20First%20NDC%20Submission.pdf</text:a></text:p>
          </table:table-cell>
          <table:table-cell office:value-type="string" calcext:value-type="string">
            <text:p>Withdraw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U</text:p>
          </table:table-cell>
          <table:table-cell table:style-name="ce1" office:value-type="date" office:date-value="2015-06-03" calcext:value-type="date">
            <text:p>06/03/15</text:p>
          </table:table-cell>
          <table:table-cell office:value-type="string" calcext:value-type="string">
            <text:p><text:a xlink:href="http://www4.unfccc.int/ndcregistry/PublishedDocuments/European%20Union%20First/LV-03-06-EU%20INDC.pdf" xlink:type="simple">http://www4.unfccc.int/ndcregistry/PublishedDocuments/European%20Union%20First/LV-03-06-EU%20INDC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table:style-name="ce1" office:value-type="date" office:date-value="2015-01-10" calcext:value-type="date">
            <text:p>01/10/15</text:p>
          </table:table-cell>
          <table:table-cell table:style-name="ce3" office:value-type="string" calcext:value-type="string">
            <text:p><text:a xlink:href="https://www.google.com/url?q=http://www4.unfccc.int/ndcregistry/PublishedDocuments/India%2520First/INDIA%2520INDC%2520TO%2520UNFCCC.pdf&amp;sa=D&amp;ust=1523493631852000&amp;usg=AFQjCNHkRqTY8yBl3C2cVLuUXLwjOLh_kA" xlink:type="simple">https://www.google.com/url?q=http://www4.unfccc.int/ndcregistry/PublishedDocuments/India%2520First/INDIA%2520INDC%2520TO%2520UNFCCC.pdf&amp;sa=D&amp;ust=1523493631852000&amp;usg=AFQjCNHkRqTY8yBl3C2cVLuUXLwjOLh_kA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<text:a xlink:href="http://www4.unfccc.int/ndcregistry/PublishedDocuments/Brazil%20First/BRAZIL%20iNDC%20english%20FINAL.pdf" xlink:type="simple">http://www4.unfccc.int/ndcregistry/PublishedDocuments/Brazil%20First/BRAZIL%20iNDC%20english%20FINAL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<text:a xlink:href="https://www.google.com/url?q=http://www4.unfccc.int/submissions/INDC/Published%2520Documents/Russia/1/Russian%2520Submission%2520INDC_eng_rev1.doc&amp;sa=D&amp;ust=1523493631853000&amp;usg=AFQjCNG8n5AKr5atGjP0RTpCPdSJTbY6ZA" xlink:type="simple">https://www.google.com/url?q=http://www4.unfccc.int/submissions/INDC/Published%2520Documents/Russia/1/Russian%2520Submission%2520INDC_eng_rev1.doc&amp;sa=D&amp;ust=1523493631853000&amp;usg=AFQjCNG8n5AKr5atGjP0RTpCPdSJTbY6ZA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17/05/2015</text:p>
          </table:table-cell>
          <table:table-cell office:value-type="string" calcext:value-type="string">
            <text:p><text:a xlink:href="http://www4.unfccc.int/ndcregistry/PublishedDocuments/Japan%20First/20150717_Japan%27s%20INDC.pdf" xlink:type="simple">http://www4.unfccc.int/ndcregistry/PublishedDocuments/Japan%20First/20150717_Japan%27s%20INDC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<text:a xlink:href="http://www4.unfccc.int/ndcregistry/PublishedDocuments/Canada%20First/Canada%20First%20NDC-Revised%20submission%202017-05-11.pdf" xlink:type="simple">http://www4.unfccc.int/ndcregistry/PublishedDocuments/Canada%20First/Canada%20First%20NDC-Revised%20submission%202017-05-11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D.R.C.</text:p>
          </table:table-cell>
          <table:table-cell office:value-type="string" calcext:value-type="string">
            <text:p>18/08/2015</text:p>
          </table:table-cell>
          <table:table-cell office:value-type="string" calcext:value-type="string">
            <text:p><text:a xlink:href="http://www4.unfccc.int/ndcregistry/PublishedDocuments/Congo%20First/NDC_Congo_RAPPORT.pdf" xlink:type="simple">http://www4.unfccc.int/ndcregistry/PublishedDocuments/Congo%20First/NDC_Congo_RAPPORT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: $12.54bn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23/09/2015</text:p>
          </table:table-cell>
          <table:table-cell office:value-type="string" calcext:value-type="string">
            <text:p><text:a xlink:href="http://www4.unfccc.int/ndcregistry/PublishedDocuments/Indonesia%20First/First%20NDC%20Indonesia_submitted%20to%20UNFCCC%20Set_November%20%202016.pdf" xlink:type="simple">http://www4.unfccc.int/ndcregistry/PublishedDocuments/Indonesia%20First/First%20NDC%20Indonesia_submitted%20to%20UNFCCC%20Set_November%20%202016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table:style-name="ce1" office:value-type="date" office:date-value="2015-11-08" calcext:value-type="date">
            <text:p>11/08/15</text:p>
          </table:table-cell>
          <table:table-cell office:value-type="string" calcext:value-type="string">
            <text:p><text:a xlink:href="http://www4.unfccc.int/ndcregistry/PublishedDocuments/Australia%20First/Australias%20Intended%20Nationally%20Determined%20Contribution%20to%20a%20new%20Climate%20Change%20Agreement%20-%20August%202015.pdf" xlink:type="simple">http://www4.unfccc.int/ndcregistry/PublishedDocuments/Australia%20First/Australias%20Intended%20Nationally%20Determined%20Contribution%20to%20a%20new%20Climate%20Change%20Agreement%20-%20August%202015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30/06/2015</text:p>
          </table:table-cell>
          <table:table-cell office:value-type="string" calcext:value-type="string">
            <text:p><text:a xlink:href="https://www.google.com/url?q=http://www4.unfccc.int/ndcregistry/PublishedDocuments/Republic%2520of%2520Korea%2520First/INDC%2520Submission%2520by%2520the%2520Republic%2520of%2520Korea%2520on%2520June%252030.pdf&amp;sa=D&amp;ust=1523493631854000&amp;usg=AFQjCNFG5QEBJ-7NIofmpF7JCuvw7iq7sA" xlink:type="simple">https://www.google.com/url?q=http://www4.unfccc.int/ndcregistry/PublishedDocuments/Republic%2520of%2520Korea%2520First/INDC%2520Submission%2520by%2520the%2520Republic%2520of%2520Korea%2520on%2520June%252030.pdf&amp;sa=D&amp;ust=1523493631854000&amp;usg=AFQjCNFG5QEBJ-7NIofmpF7JCuvw7iq7sA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<text:a xlink:href="http://www4.unfccc.int/ndcregistry/PublishedDocuments/Mexico%20First/MEXICO%20INDC%2003.30.2015.pdf" xlink:type="simple">http://www4.unfccc.int/ndcregistry/PublishedDocuments/Mexico%20First/MEXICO%20INDC%2003.30.20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table:style-name="ce1" office:value-type="date" office:date-value="2015-12-10" calcext:value-type="date">
            <text:p>12/10/15</text:p>
          </table:table-cell>
          <table:table-cell office:value-type="string" calcext:value-type="string">
            <text:p><text:a xlink:href="http://www4.unfccc.int/ndcregistry/PublishedDocuments/Bolivia%20(Plurinational%20State%20of)%20First/INDC-Bolivia-english.pdf" xlink:type="simple">http://www4.unfccc.int/ndcregistry/PublishedDocuments/Bolivia%20(Plurinational%20State%20of)%20First/INDC-Bolivia-english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<text:a xlink:href="http://www4.unfccc.int/submissions/INDC/Published%20Documents/Iran/1/INDC%20Iran%20Final%20Text.pdf" xlink:type="simple">http://www4.unfccc.int/submissions/INDC/Published%20Documents/Iran/1/INDC%20Iran%20Final%20Text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: $35bn; End to sanctions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table:style-name="ce1" office:value-type="date" office:date-value="2015-10-11" calcext:value-type="date">
            <text:p>10/11/15</text:p>
          </table:table-cell>
          <table:table-cell office:value-type="string" calcext:value-type="string">
            <text:p><text:a xlink:href="http://www4.unfccc.int/ndcregistry/PublishedDocuments/Saudi%20Arabia%20First/KSA-INDCs%20English.pdf" xlink:type="simple">http://www4.unfccc.int/ndcregistry/PublishedDocuments/Saudi%20Arabia%20First/KSA-INDCs%20English.pdf</text:a></text:p>
          </table:table-cell>
          <table:table-cell office:value-type="string" calcext:value-type="string">
            <text:p>BAU</text:p>
          </table:table-cell>
          <table:table-cell table:number-columns-repeated="5"/>
          <table:table-cell office:value-type="string" calcext:value-type="string">
            <text:p>130 Mtco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<text:a xlink:href="http://www4.unfccc.int/Submissions/INDC/Published%20Documents/Myanmar/1/Myanmar%27s%20INDC.pdf" xlink:type="simple">http://www4.unfccc.int/Submissions/INDC/Published%20Documents/Myanmar/1/Myanmar%27s%20IND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.A.R.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<text:a xlink:href="http://www4.unfccc.int/ndcregistry/PublishedDocuments/Central%20African%20Republic%20First/INDC_République%20Centrafricaine_EN.pdf" xlink:type="simple">http://www4.unfccc.int/ndcregistry/PublishedDocuments/Central%20African%20Republic%20First/INDC_R%C3%A9publique%20Centrafricaine_EN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Funding: 90%.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table:style-name="ce1" office:value-type="date" office:date-value="2015-10-11" calcext:value-type="date">
            <text:p>10/11/15</text:p>
          </table:table-cell>
          <table:table-cell office:value-type="string" calcext:value-type="string">
            <text:p><text:a xlink:href="http://www4.unfccc.int/Submissions/INDC/Published%20Documents/Sudan/1/28Oct15-Sudan%20INDC.pdf" xlink:type="simple">http://www4.unfccc.int/Submissions/INDC/Published%20Documents/Sudan/1/28Oct15-Sudan%20IND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<text:a xlink:href="http://www4.unfccc.int/ndcregistry/PublishedDocuments/South%20Africa%20First/South%20Africa.pdf" xlink:type="simple">http://www4.unfccc.int/ndcregistry/PublishedDocuments/South%20Africa%20First/South%20Africa.pdf</text:a></text:p>
          </table:table-cell>
          <table:table-cell office:value-type="string" calcext:value-type="string">
            <text:p>Amount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461 Mtco2e</text:p>
          </table:table-cell>
          <table:table-cell table:number-columns-repeated="4"/>
          <table:table-cell office:value-type="string" calcext:value-type="string">
            <text:p>398 Mtco2e</text:p>
          </table:table-cell>
          <table:table-cell office:value-type="string" calcext:value-type="string">
            <text:p>614 Mtco2e</text:p>
          </table:table-cell>
          <table:table-cell office:value-type="string" calcext:value-type="string">
            <text:p>2025-2030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Turkey/1/The_INDC_of_TURKEY_v.15.19.30.pdf" xlink:type="simple">http://www4.unfccc.int/submissions/INDC/Published%20Documents/Turkey/1/The_INDC_of_TURKEY_v.15.19.30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ndcregistry/PublishedDocuments/Thailand%20First/Thailand_INDC.pdf" xlink:type="simple">http://www4.unfccc.int/ndcregistry/PublishedDocuments/Thailand%20First/Thailand_INDC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ndcregistry/PublishedDocuments/Ukraine%20First/Ukraine%20First%20NDC.pdf" xlink:type="simple">http://www4.unfccc.int/ndcregistry/PublishedDocuments/Ukraine%20First/Ukraine%20First%20NDC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Mozambique/1/MOZ_INDC%20revised.pdf" xlink:type="simple">http://www4.unfccc.int/submissions/INDC/Published%20Documents/Mozambique/1/MOZ_INDC%20revised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gentina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ndcregistry/PublishedDocuments/Argentina%20First/Traducción%20NDC_Argentina.pdf" xlink:type="simple">http://www4.unfccc.int/ndcregistry/PublishedDocuments/Argentina%20First/Traducci%C3%B3n%20NDC_Argentina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table:style-name="ce1" office:value-type="date" office:date-value="2015-12-11" calcext:value-type="date">
            <text:p>12/11/15</text:p>
          </table:table-cell>
          <table:table-cell office:value-type="string" calcext:value-type="string">
            <text:p><text:a xlink:href="http://www4.unfccc.int/ndcregistry/PublishedDocuments/Pakistan%20First/Pak-INDC.pdf" xlink:type="simple">http://www4.unfccc.int/ndcregistry/PublishedDocuments/Pakistan%20First/Pak-IND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<text:a xlink:href="http://www4.unfccc.int/ndcregistry/PublishedDocuments/Kazakhstan%20First/INDC%20Kz_eng.pdf" xlink:type="simple">http://www4.unfccc.int/ndcregistry/PublishedDocuments/Kazakhstan%20First/INDC%20Kz_eng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<text:a xlink:href="http://www4.unfccc.int/ndcregistry/PublishedDocuments/Zambia%20First/FINAL+ZAMBIA%27S+INDC_1.pdf" xlink:type="simple">http://www4.unfccc.int/ndcregistry/PublishedDocuments/Zambia%20First/FINAL+ZAMBIA%27S+INDC_1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<text:a xlink:href="http://www4.unfccc.int/ndcregistry/PublishedDocuments/Viet%20Nam%20First/VIETNAM%27S%20INDC.pdf" xlink:type="simple">http://www4.unfccc.int/ndcregistry/PublishedDocuments/Viet%20Nam%20First/VIETNAM%27S%20INDC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28/11/2015</text:p>
          </table:table-cell>
          <table:table-cell office:value-type="string" calcext:value-type="string">
            <text:p><text:a xlink:href="http://www4.unfccc.int/ndcregistry/PublishedDocuments/Nigeria%20First/Approved%20Nigeria%27s%20INDC_271115.pdf" xlink:type="simple">http://www4.unfccc.int/ndcregistry/PublishedDocuments/Nigeria%20First/Approved%20Nigeria%27s%20INDC_2711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table:style-name="ce1" office:value-type="date" office:date-value="2015-11-11" calcext:value-type="date">
            <text:p>11/11/15</text:p>
          </table:table-cell>
          <table:table-cell office:value-type="string" calcext:value-type="string">
            <text:p><text:a xlink:href="http://www4.unfccc.int/submissions/INDC/Published%20Documents/Egypt/1/Egyptian%20INDC.pdf" xlink:type="simple">http://www4.unfccc.int/submissions/INDC/Published%20Documents/Egypt/1/Egyptian%20INDC.pdf</text:a></text:p>
          </table:table-cell>
          <table:table-cell table:number-columns-repeated="11"/>
          <table:table-cell office:value-type="string" calcext:value-type="string">
            <text:p>International Funding: $73bn.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<text:a xlink:href="http://www4.unfccc.int/Submissions/INDC/Published%20Documents/Venezuela/1/Venezuela%20Diciembre%202015%20(final).pdf" xlink:type="simple">http://www4.unfccc.int/Submissions/INDC/Published%20Documents/Venezuela/1/Venezuela%20Diciembre%202015%20(final)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27/11/2015</text:p>
          </table:table-cell>
          <table:table-cell office:value-type="string" calcext:value-type="string">
            <text:p><text:a xlink:href="http://www4.unfccc.int/submissions/INDC/Published%20Documents/Malaysia/1/INDC%20Malaysia%20Final%2027%20November%202015.pdf" xlink:type="simple">http://www4.unfccc.int/submissions/INDC/Published%20Documents/Malaysia/1/INDC%20Malaysia%20Final%2027%20November%202015.pdf</text:a></text:p>
          </table:table-cell>
          <table:table-cell office:value-type="string" calcext:value-type="string">
            <text:p>per GDP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<text:a xlink:href="http://www4.unfccc.int/submissions/INDC/Published%20Documents/United%20Republic%20of%20Tanzania​/1/INDCs_The%20United%20Republic%20of%20Tanzania.pdf" xlink:type="simple">http://www4.unfccc.int/submissions/INDC/Published%20Documents/United%20Republic%20of%20Tanzania%E2%80%8B/1/INDCs_The%20United%20Republic%20of%20Tanzania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U.A.E.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<text:a xlink:href="http://www4.unfccc.int/submissions/INDC/Published%20Documents/United%20Arab%20Emirates/1/UAE%20INDC%20-%2022%20October.pdf" xlink:type="simple">http://www4.unfccc.int/submissions/INDC/Published%20Documents/United%20Arab%20Emirates/1/UAE%20INDC%20-%2022%20October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hiopia</text:p>
          </table:table-cell>
          <table:table-cell table:style-name="ce1" office:value-type="date" office:date-value="2015-10-06" calcext:value-type="date">
            <text:p>10/06/15</text:p>
          </table:table-cell>
          <table:table-cell office:value-type="string" calcext:value-type="string">
            <text:p><text:a xlink:href="http://www4.unfccc.int/submissions/INDC/Published%20Documents/Ethiopia/1/INDC-Ethiopia-100615.pdf" xlink:type="simple">http://www4.unfccc.int/submissions/INDC/Published%20Documents/Ethiopia/1/INDC-Ethiopia-1006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<text:a xlink:href="http://www4.unfccc.int/ndcregistry/PublishedDocuments/Bangladesh%20First/INDC_2015_of_Bangladesh.pdf" xlink:type="simple">http://www4.unfccc.int/ndcregistry/PublishedDocuments/Bangladesh%20First/INDC_2015_of_Bangladesh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19/04/2017</text:p>
          </table:table-cell>
          <table:table-cell office:value-type="string" calcext:value-type="string">
            <text:p><text:a xlink:href="http://www4.unfccc.int/Submissions/INDC/Published%20Documents/Uzbekistan/1/INDC%20Uzbekistan%2018-04-2017_Eng_20170419093154_171926.pdf" xlink:type="simple">http://www4.unfccc.int/Submissions/INDC/Published%20Documents/Uzbekistan/1/INDC%20Uzbekistan%2018-04-2017_Eng_20170419093154_171926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table:style-name="ce1" office:value-type="date" office:date-value="2015-04-09" calcext:value-type="date">
            <text:p>04/09/15</text:p>
          </table:table-cell>
          <table:table-cell office:value-type="string" calcext:value-type="string">
            <text:p><text:a xlink:href="http://www4.unfccc.int/ndcregistry/PublishedDocuments/Algeria%20First/Algeria%20-%20INDC%20(English%20unofficial%20translation)%20September%2003,2015.pdf" xlink:type="simple">http://www4.unfccc.int/ndcregistry/PublishedDocuments/Algeria%20First/Algeria%20-%20INDC%20(English%20unofficial%20translation)%20September%2003,20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table:style-name="ce1" office:value-type="date" office:date-value="2015-07-09" calcext:value-type="date">
            <text:p>07/09/15</text:p>
          </table:table-cell>
          <table:table-cell office:value-type="string" calcext:value-type="string">
            <text:p><text:a xlink:href="http://www4.unfccc.int/Submissions/INDC/Published%20Documents/Colombia/1/Colombia%20iNDC%20Unofficial%20translation%20Eng.pdf" xlink:type="simple">http://www4.unfccc.int/Submissions/INDC/Published%20Documents/Colombia/1/Colombia%20iNDC%20Unofficial%20translation%20Eng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Philippines/1/Philippines%20-%20Final%20INDC%20submission.pdf" xlink:type="simple">http://www4.unfccc.int/submissions/INDC/Published%20Documents/Philippines/1/Philippines%20-%20Final%20INDC%20submission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Lao PDR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Laos/1/Lao%20PDR%20INDC.pdf" xlink:type="simple">http://www4.unfccc.int/submissions/INDC/Published%20Documents/Laos/1/Lao%20PDR%20IND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aq</text:p>
          </table:table-cell>
          <table:table-cell table:style-name="ce1" office:value-type="date" office:date-value="2015-12-11" calcext:value-type="date">
            <text:p>12/11/15</text:p>
          </table:table-cell>
          <table:table-cell office:value-type="string" calcext:value-type="string">
            <text:p><text:a xlink:href="http://www4.unfccc.int/submissions/INDC/Published%20Documents/Iraq/1/INDC-Iraq.pdf" xlink:type="simple">http://www4.unfccc.int/submissions/INDC/Published%20Documents/Iraq/1/INDC-Iraq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Cambodia/1/Cambodia%27s%20INDC%20to%20the%20UNFCCC.pdf" xlink:type="simple">http://www4.unfccc.int/submissions/INDC/Published%20Documents/Cambodia/1/Cambodia%27s%20INDC%20to%20the%20UNFCCC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<text:a xlink:href="http://www4.unfccc.int/ndcregistry/PublishedDocuments/Chile%20First/INDC%20Chile%20english%20version.pdf" xlink:type="simple">http://www4.unfccc.int/ndcregistry/PublishedDocuments/Chile%20First/INDC%20Chile%20english%20version.pdf</text:a></text:p>
          </table:table-cell>
          <table:table-cell office:value-type="string" calcext:value-type="string">
            <text:p>per GDP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24/09/2015</text:p>
          </table:table-cell>
          <table:table-cell office:value-type="string" calcext:value-type="string">
            <text:p><text:a xlink:href="http://www4.unfccc.int/ndcregistry/PublishedDocuments/Madagascar%20First/Madagascar%20INDC%20Eng.pdf" xlink:type="simple">http://www4.unfccc.int/ndcregistry/PublishedDocuments/Madagascar%20First/Madagascar%20INDC%20Eng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Funding.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table:style-name="ce1" office:value-type="date" office:date-value="2016-07-10" calcext:value-type="date">
            <text:p>07/10/16</text:p>
          </table:table-cell>
          <table:table-cell office:value-type="string" calcext:value-type="string">
            <text:p><text:a xlink:href="http://www4.unfccc.int/ndcregistry/PublishedDocuments/Democratic%20People%27s%20Republic%20of%20Korea%20First/DPRK-INDC%20by%202030.pdf" xlink:type="simple">http://www4.unfccc.int/ndcregistry/PublishedDocuments/Democratic%20People%27s%20Republic%20of%20Korea%20First/DPRK-INDC%20by%202030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<text:a xlink:href="http://www4.unfccc.int/ndcregistry/PublishedDocuments/Chad%20First/INDC%20Chad_Official%20version_English.pdf" xlink:type="simple">http://www4.unfccc.int/ndcregistry/PublishedDocuments/Chad%20First/INDC%20Chad_Official%20version_English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8.2" calcext:value-type="float">
            <text:p>18.2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25/09/2015</text:p>
          </table:table-cell>
          <table:table-cell/>
          <table:table-cell office:value-type="string" calcext:value-type="string">
            <text:p>Historical</text:p>
          </table:table-cell>
          <table:table-cell office:value-type="string" calcext:value-type="string">
            <text:p>Without LULUCF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23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<text:a xlink:href="http://www4.unfccc.int/submissions/INDC/Published%20Documents/Qatar/1/Qatar%20INDCs%20Report%20-English.pdf" xlink:type="simple">http://www4.unfccc.int/submissions/INDC/Published%20Documents/Qatar/1/Qatar%20INDCs%20Report%20-English.pdf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uinea</text:p>
          </table:table-cell>
          <table:table-cell table:style-name="ce1" office:value-type="date" office:date-value="2015-01-10" calcext:value-type="date">
            <text:p>01/10/15</text:p>
          </table:table-cell>
          <table:table-cell table:style-name="ce3" office:value-type="string" calcext:value-type="string">
            <text:p><text:a xlink:href="http://www4.unfccc.int/submissions/INDC/Published%20Documents/Guinea/1/15%2009%2029%20INDC_Guinee_version%20finale%20CCNUCCSK.docx" xlink:type="simple">http://www4.unfccc.int/submissions/INDC/Published%20Documents/Guinea/1/15%2009%2029%20INDC_Guinee_version%20finale%20CCNUCCSK.docx</text:a>.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Without LULUCF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28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5" calcext:value-type="float">
            <text:p>203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<text:a xlink:href="http://www4.unfccc.int/Submissions/INDC/Published%20Documents/Kuwait/1/Kuwait_INDCs_English_Version.pdf" xlink:type="simple">http://www4.unfccc.int/Submissions/INDC/Published%20Documents/Kuwait/1/Kuwait_INDCs_English_Version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Turkmenistan/1/INDC_Turkmenistan.pdf" xlink:type="simple">http://www4.unfccc.int/submissions/INDC/Published%20Documents/Turkmenistan/1/INDC_Turkmenistan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Israel/1/Israel%20INDC.pdf" xlink:type="simple">http://www4.unfccc.int/submissions/INDC/Published%20Documents/Israel/1/Israel%20INDC.pdf</text:a></text:p>
          </table:table-cell>
          <table:table-cell office:value-type="string" calcext:value-type="string">
            <text:p>per GDP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swana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Botswana/1/BOTSWANA.pdf" xlink:type="simple">http://www4.unfccc.int/submissions/INDC/Published%20Documents/Botswana/1/BOTSWANA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Funding.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16/10/2015</text:p>
          </table:table-cell>
          <table:table-cell office:value-type="string" calcext:value-type="string">
            <text:p><text:a xlink:href="http://www4.unfccc.int/submissions/INDC/Published%20Documents/Uganda/1/INDC%20Uganda%20final%20%2014%20October%20%202015.pdf" xlink:type="simple">http://www4.unfccc.int/submissions/INDC/Published%20Documents/Uganda/1/INDC%20Uganda%20final%20%2014%20October%20%2020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table:style-name="ce1" office:value-type="date" office:date-value="2015-05-06" calcext:value-type="date">
            <text:p>05/06/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table:style-name="ce1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Unrestricted access to global carbon markets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28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30/06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Zimbabwe/1/Zimbabwe%20Intended%20Nationally%20Determined%20Contribution%202015.pdf" xlink:type="simple">http://www4.unfccc.int/submissions/INDC/Published%20Documents/Zimbabwe/1/Zimbabwe%20Intended%20Nationally%20Determined%20Contribution%202015.pdf</text:a></text:p>
          </table:table-cell>
          <table:table-cell office:value-type="string" calcext:value-type="string">
            <text:p>per capita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27/03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<text:a xlink:href="http://www4.unfccc.int/submissions/INDC/Published%20Documents/Oman/1/OMAN%20INDCs.pdf" xlink:type="simple">http://www4.unfccc.int/submissions/INDC/Published%20Documents/Oman/1/OMAN%20INDCs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table:style-name="ce1" office:value-type="date" office:date-value="2015-06-08" calcext:value-type="date">
            <text:p>06/08/15</text:p>
          </table:table-cell>
          <table:table-cell/>
          <table:table-cell office:value-type="string" calcext:value-type="string">
            <text:p>BAU</text:p>
          </table:table-cell>
          <table:table-cell office:value-type="string" calcext:value-type="string">
            <text:p>co2, methane, NOX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table:style-name="ce1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24/07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string" calcext:value-type="string">
            <text:p>143 Mtco2e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technical and financial support.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26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27/02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Ecuador/1/Ecuador%20INDC%2001-10-2015.pdf" xlink:type="simple">http://www4.unfccc.int/submissions/INDC/Published%20Documents/Ecuador/1/Ecuador%20INDC%2001-10-20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25" calcext:value-type="float">
            <text:p>2025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23/11/2015</text:p>
          </table:table-cell>
          <table:table-cell office:value-type="string" calcext:value-type="string">
            <text:p><text:a xlink:href="http://www4.unfccc.int/submissions/INDC/Published%20Documents/Cuba/1/Republic%20of%20Cuba-INDCs-Nov2015.pdf" xlink:type="simple">http://www4.unfccc.int/submissions/INDC/Published%20Documents/Cuba/1/Republic%20of%20Cuba-INDCs-Nov2015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guay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Paraguay/1/Documento%20INDC%20Paraguay%2001-10-15.pdf" xlink:type="simple">http://www4.unfccc.int/submissions/INDC/Published%20Documents/Paraguay/1/Documento%20INDC%20Paraguay%2001-10-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28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29/11/2015</text:p>
          </table:table-cell>
          <table:table-cell office:value-type="string" calcext:value-type="string">
            <text:p><text:a xlink:href="http://www4.unfccc.int/submissions/INDC/Published%20Documents/Angola/1/INDC%20Angola%20deposito.pdf" xlink:type="simple">http://www4.unfccc.int/submissions/INDC/Published%20Documents/Angola/1/INDC%20Angola%20deposito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23/11/2015</text:p>
          </table:table-cell>
          <table:table-cell office:value-type="string" calcext:value-type="string">
            <text:p><text:a xlink:href="http://www4.unfccc.int/submissions/INDC/Published%20Documents/Yemen/1/Yemen%20INDC%2021%20Nov.%202015.pdf" xlink:type="simple">http://www4.unfccc.int/submissions/INDC/Published%20Documents/Yemen/1/Yemen%20INDC%2021%20Nov.%2020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table:style-name="ce1" office:value-type="date" office:date-value="2016-04-02" calcext:value-type="date">
            <text:p>04/02/16</text:p>
          </table:table-cell>
          <table:table-cell office:value-type="string" calcext:value-type="string">
            <text:p><text:a xlink:href="http://www4.unfccc.int/ndcregistry/PublishedDocuments/Nepal%20First/Nepal%20First%20NDC.pdf" xlink:type="simple">http://www4.unfccc.int/ndcregistry/PublishedDocuments/Nepal%20First/Nepal%20First%20ND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16/09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25" calcext:value-type="float">
            <text:p>202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table:style-name="ce1" office:value-type="date" office:date-value="2015-01-04" calcext:value-type="date">
            <text:p>01/04/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25" calcext:value-type="float">
            <text:p>202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per GDP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table:style-name="ce1" office:value-type="date" office:date-value="2015-07-08" calcext:value-type="date">
            <text:p>07/08/15</text:p>
          </table:table-cell>
          <table:table-cell/>
          <table:table-cell office:value-type="string" calcext:value-type="string">
            <text:p>Amount</text:p>
          </table:table-cell>
          <table:table-cell table:number-columns-repeated="8"/>
          <table:table-cell office:value-type="string" calcext:value-type="string">
            <text:p>120 Mtco2e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Côte d’Ivoire</text:p>
          </table:table-cell>
          <table:table-cell table:style-name="ce1" office:value-type="date" office:date-value="2015-11-09" calcext:value-type="date">
            <text:p>11/09/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18/08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<text:a xlink:href="http://www4.unfccc.int/submissions/INDC/Published%20Documents/Bahrain/1/INDC_Kingdom_of_Bahrain.pdf" xlink:type="simple">http://www4.unfccc.int/submissions/INDC/Published%20Documents/Bahrain/1/INDC_Kingdom_of_Bahrain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Guatemala/1/Gobierno%20de%20Guatemala%20INDC-UNFCCC%20Sept%202015.pdf" xlink:type="simple">http://www4.unfccc.int/submissions/INDC/Published%20Documents/Guatemala/1/Gobierno%20de%20Guatemala%20INDC-UNFCCC%20Sept%2020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<text:a xlink:href="https://drive.google.com/file/d/0B3BIJTkHAHzabFV4alNGNTNTd2s/view" xlink:type="simple">https://drive.google.com/file/d/0B3BIJTkHAHzabFV4alNGNTNTd2s/view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table:style-name="ce1" office:value-type="date" office:date-value="2015-10-09" calcext:value-type="date">
            <text:p>10/09/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table:style-name="ce1" office:value-type="date" office:date-value="2015-08-10" calcext:value-type="date">
            <text:p>08/10/15</text:p>
          </table:table-cell>
          <table:table-cell office:value-type="string" calcext:value-type="string">
            <text:p><text:a xlink:href="http://www4.unfccc.int/submissions/INDC/Published%20Documents/Bosnia-Herzegovina/1/INDC%20Bosnia%20and%20Herzegovina.pdf" xlink:type="simple">http://www4.unfccc.int/submissions/INDC/Published%20Documents/Bosnia-Herzegovina/1/INDC%20Bosnia%20and%20Herzegovina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24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Funding.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Togo/1/CPDN%20_TOGO.pdf" xlink:type="simple">http://www4.unfccc.int/submissions/INDC/Published%20Documents/Togo/1/CPDN%20_TOGO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11.14" calcext:value-type="float">
            <text:p>11.14</text:p>
          </table:table-cell>
          <table:table-cell office:value-type="float" office:value="31.14" calcext:value-type="float">
            <text:p>31.14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17/11/2015</text:p>
          </table:table-cell>
          <table:table-cell office:value-type="string" calcext:value-type="string">
            <text:p><text:a xlink:href="http://www4.unfccc.int/submissions/INDC/Published%20Documents/Somalia/1/Somalia%27s%20INDCs.pdf" xlink:type="simple">http://www4.unfccc.int/submissions/INDC/Published%20Documents/Somalia/1/Somalia%27s%20INDCs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30/09/2015</text:p>
          </table:table-cell>
          <table:table-cell/>
          <table:table-cell office:value-type="string" calcext:value-type="string">
            <text:p>per capita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string" calcext:value-type="string">
            <text:p>1.5 Tco2e</text:p>
          </table:table-cell>
          <table:table-cell office:value-type="string" calcext:value-type="string">
            <text:p>0.7 Tco2e</text:p>
          </table:table-cell>
          <table:table-cell office:value-type="string" calcext:value-type="string">
            <text:p>0.8 Tco2e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Honduras/1/Honduras%20INDC_esp.pdf" xlink:type="simple">http://www4.unfccc.int/submissions/INDC/Published%20Documents/Honduras/1/Honduras%20INDC_esp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30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table:style-name="ce1" office:value-type="date" office:date-value="2015-06-10" calcext:value-type="date">
            <text:p>06/10/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<text:a xlink:href="http://www4.unfccc.int/ndcregistry/PublishedDocuments/Panama%20First/PANAMA%20NDC.pdf" xlink:type="simple">http://www4.unfccc.int/ndcregistry/PublishedDocuments/Panama%20First/PANAMA%20ND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27/11/2015</text:p>
          </table:table-cell>
          <table:table-cell office:value-type="string" calcext:value-type="string">
            <text:p><text:a xlink:href="http://www4.unfccc.int/submissions/INDC/Published%20Documents/Jamaica/1/Jamaica%27s%20INDC_2015-11-25.pdf" xlink:type="simple">http://www4.unfccc.int/submissions/INDC/Published%20Documents/Jamaica/1/Jamaica%27s%20INDC_2015-11-2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Tajikistan/1/INDC-TJK%20final%20ENG.pdf" xlink:type="simple">http://www4.unfccc.int/submissions/INDC/Published%20Documents/Tajikistan/1/INDC-TJK%20final%20ENG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table:style-name="ce1" office:value-type="date" office:date-value="2015-01-12" calcext:value-type="date">
            <text:p>01/12/15</text:p>
          </table:table-cell>
          <table:table-cell office:value-type="string" calcext:value-type="string">
            <text:p><text:a xlink:href="http://www4.unfccc.int/submissions/INDC/Published%20Documents/Brunei/1/Brunei%20Darussalam%20INDC_FINAL_30%20November%202015.pdf" xlink:type="simple">http://www4.unfccc.int/submissions/INDC/Published%20Documents/Brunei/1/Brunei%20Darussalam%20INDC_FINAL_30%20November%202015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25/09/2015</text:p>
          </table:table-cell>
          <table:table-cell/>
          <table:table-cell office:value-type="string" calcext:value-type="string">
            <text:p>BAU</text:p>
          </table:table-cell>
          <table:table-cell office:value-type="string" calcext:value-type="string">
            <text:p>Without LULUCF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1.49" calcext:value-type="float">
            <text:p>11.49</text:p>
          </table:table-cell>
          <table:table-cell office:value-type="float" office:value="13.75" calcext:value-type="float">
            <text:p>13.75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23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2.3" calcext:value-type="float">
            <text:p>22.3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table:style-name="ce1" office:value-type="date" office:date-value="2015-06-08" calcext:value-type="date">
            <text:p>06/08/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17/11/2015</text:p>
          </table:table-cell>
          <table:table-cell office:value-type="string" calcext:value-type="string">
            <text:p><text:a xlink:href="http://www4.unfccc.int/submissions/INDC/Published%20Documents/El%20Salvador/1/EL%20SALVADOR-INTENDED%20NATIONALLY%20DETERMINED%20CONTRIBUTION.pdf" xlink:type="simple">http://www4.unfccc.int/submissions/INDC/Published%20Documents/El%20Salvador/1/EL%20SALVADOR-INTENDED%20NATIONALLY%20DETERMINED%20CONTRIBUTION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Amount</text:p>
          </table:table-cell>
          <table:table-cell table:number-columns-repeated="8"/>
          <table:table-cell office:value-type="string" calcext:value-type="string">
            <text:p>633 Mtco2e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Costa%20Rica/1/INDC%20Costa%20Rica%20Version%202%200%20final%20ENG.pdf" xlink:type="simple">http://www4.unfccc.int/submissions/INDC/Published%20Documents/Costa%20Rica/1/INDC%20Costa%20Rica%20Version%202%200%20final%20ENG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Requires International Support.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Sierra%20Leone/1/Sierra%20Leone%20INDC%20Submission%20to%20UNFCCC%20Secretariat%20%2001102015.doc" xlink:type="simple">http://www4.unfccc.int/submissions/INDC/Published%20Documents/Sierra%20Leone/1/Sierra%20Leone%20INDC%20Submission%20to%20UNFCCC%20Secretariat%20%2001102015.doc</text:a></text:p>
          </table:table-cell>
          <table:table-cell office:value-type="string" calcext:value-type="string">
            <text:p>Amount</text:p>
          </table:table-cell>
          <table:table-cell table:number-columns-repeated="8"/>
          <table:table-cell office:value-type="string" calcext:value-type="string">
            <text:p>7.58 MTco2e</text:p>
          </table:table-cell>
          <table:table-cell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4.6" calcext:value-type="float">
            <text:p>34.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: $12.54bn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25/09/2015</text:p>
          </table:table-cell>
          <table:table-cell/>
          <table:table-cell office:value-type="string" calcext:value-type="string">
            <text:p>Historical</text:p>
          </table:table-cell>
          <table:table-cell office:value-type="string" calcext:value-type="string">
            <text:p>With LULUCF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Papua%20New%20Guinea/1/PNG_INDC%20to%20the%20UNFCCC.pdf" xlink:type="simple">http://www4.unfccc.int/submissions/INDC/Published%20Documents/Papua%20New%20Guinea/1/PNG_INDC%20to%20the%20UNFCC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24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Haiti/1/CPDN_Republique%20d%27Haiti.pdf" xlink:type="simple">http://www4.unfccc.int/submissions/INDC/Published%20Documents/Haiti/1/CPDN_Republique%20d%27Haiti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Guinea%20Bissau/1/GUINEA-BISSAU_INDC_Version%20to%20the%20UNFCCC%20(eng).pdf" xlink:type="simple">http://www4.unfccc.int/submissions/INDC/Published%20Documents/Guinea%20Bissau/1/GUINEA-BISSAU_INDC_Version%20to%20the%20UNFCCC%20(eng)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Rwanda/1/Rwanda%20INDC_%2029Sept2015%20-final.pdf" xlink:type="simple">http://www4.unfccc.int/submissions/INDC/Published%20Documents/Rwanda/1/Rwanda%20INDC_%2029Sept2015%20-final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21/09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Financing.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Burundi/1/CPDN%20BURUNDI.pdf" xlink:type="simple">http://www4.unfccc.int/submissions/INDC/Published%20Documents/Burundi/1/CPDN%20BURUNDI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28/09/2015</text:p>
          </table:table-cell>
          <table:table-cell office:value-type="string" calcext:value-type="string">
            <text:p><text:a xlink:href="http://www4.unfccc.int/submissions/INDC/Published%20Documents/Guyana/1/iNDC%20Final%20(Guyana).pdf" xlink:type="simple">http://www4.unfccc.int/submissions/INDC/Published%20Documents/Guyana/1/iNDC%20Final%20(Guyana)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30/06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24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80.6" calcext:value-type="float">
            <text:p>80.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Financing.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<text:a xlink:href="http://www4.unfccc.int/submissions/INDC/Published%20Documents/Bahamas/1/Bahamas%20INDC%20Submission.pdf" xlink:type="simple">http://www4.unfccc.int/submissions/INDC/Published%20Documents/Bahamas/1/Bahamas%20INDC%20Submission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Solomon%20Islands/1/SOLOMON%20ISLANDS%20INDC.pdf" xlink:type="simple">http://www4.unfccc.int/submissions/INDC/Published%20Documents/Solomon%20Islands/1/SOLOMON%20ISLANDS%20INDC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25" calcext:value-type="float">
            <text:p>20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28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28/09/2015</text:p>
          </table:table-cell>
          <table:table-cell/>
          <table:table-cell office:value-type="string" calcext:value-type="string">
            <text:p>BAU</text:p>
          </table:table-cell>
          <table:table-cell office:value-type="string" calcext:value-type="string">
            <text:p>Without LULUCF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29/09/2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Lesotho/1/Lesotho%27s%20INDC%20Report%20%20-%20September%202015.pdf" xlink:type="simple">http://www4.unfccc.int/submissions/INDC/Published%20Documents/Lesotho/1/Lesotho%27s%20INDC%20Report%20%20-%20September%2020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Bhutan/1/Bhutan-INDC-20150930.pdf" xlink:type="simple">http://www4.unfccc.int/submissions/INDC/Published%20Documents/Bhutan/1/Bhutan-INDC-20150930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Palau/1/Palau_INDC.Final%20Copy.pdf" xlink:type="simple">http://www4.unfccc.int/submissions/INDC/Published%20Documents/Palau/1/Palau_INDC.Final%20Copy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14/08/2015</text:p>
          </table:table-cell>
          <table:table-cell office:value-type="string" calcext:value-type="string">
            <text:p><text:a xlink:href="http://www4.unfccc.int/submissions/INDC/Published%20Documents/Liberia/1/INDC%20Final%20Submission%20Sept%2030%202015.002.pdf" xlink:type="simple">http://www4.unfccc.int/submissions/INDC/Published%20Documents/Liberia/1/INDC%20Final%20Submission%20Sept%2030%202015.002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Suriname/1/INDC_Part%20I_Renewable%20Energy_Suriname.pdf" xlink:type="simple">http://www4.unfccc.int/submissions/INDC/Published%20Documents/Suriname/1/INDC_Part%20I_Renewable%20Energy_Suriname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ji</text:p>
          </table:table-cell>
          <table:table-cell table:style-name="ce1" office:value-type="date" office:date-value="2015-05-11" calcext:value-type="date">
            <text:p>05/11/15</text:p>
          </table:table-cell>
          <table:table-cell office:value-type="string" calcext:value-type="string">
            <text:p><text:a xlink:href="http://www4.unfccc.int/submissions/INDC/Published%20Documents/Fiji/1/FIJI_iNDC_Final_051115.pdf" xlink:type="simple">http://www4.unfccc.int/submissions/INDC/Published%20Documents/Fiji/1/FIJI_iNDC_Final_0511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Belize/1/Belize%20INDCS.pdf" xlink:type="simple">http://www4.unfccc.int/submissions/INDC/Published%20Documents/Belize/1/Belize%20INDCS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29/09/2015</text:p>
          </table:table-cell>
          <table:table-cell table:style-name="Default"/>
          <table:table-cell office:value-type="string" calcext:value-type="string">
            <text:p>Historical</text:p>
          </table:table-cell>
          <table:table-cell/>
          <table:table-cell office:value-type="float" office:value="2008" calcext:value-type="float">
            <text:p>200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 office:value-type="string" calcext:value-type="string">
            <text:p>Requires Financial Support.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table:style-name="ce1" office:value-type="date" office:date-value="2017-01-03" calcext:value-type="date">
            <text:p>01/03/17</text:p>
          </table:table-cell>
          <table:table-cell office:value-type="string" calcext:value-type="string">
            <text:p><text:a xlink:href="http://www4.unfccc.int/Submissions/INDC/Published%20Documents/Timor-Leste%20(East%20Timor)/1/INDC%20%20TL_Final_Scanned_copy20Feb-2017.compressed.pdf" xlink:type="simple">http://www4.unfccc.int/Submissions/INDC/Published%20Documents/Timor-Leste%20(East%20Timor)/1/INDC%20%20TL_Final_Scanned_copy20Feb-2017.compressed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25/09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Climate Finance.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28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18/09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 office:value-type="string" calcext:value-type="string">
            <text:p>International Funding.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<text:a xlink:href="http://www4.unfccc.int/submissions/INDC/Published%20Documents/Saint%20Lucia/1/Saint%20Lucia%27s%20INDC%2018th%20November%202015.pdf" xlink:type="simple">http://www4.unfccc.int/submissions/INDC/Published%20Documents/Saint%20Lucia/1/Saint%20Lucia%27s%20INDC%2018th%20November%202015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string" calcext:value-type="string">
            <text:p>788 Tco2e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600 Tco2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Support.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17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International Financial Support.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<text:a xlink:href="http://www4.unfccc.int/submissions/INDC/Published%20Documents/Antigua%20and%20Barbuda/1/INDC_Antigua_Barbuda.pdf" xlink:type="simple">http://www4.unfccc.int/submissions/INDC/Published%20Documents/Antigua%20and%20Barbuda/1/INDC_Antigua_Barbuda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<text:a xlink:href="http://www4.unfccc.int/submissions/INDC/Published%20Documents/Vanuatu/1/VANUATU%20%20INDC%20UNFCCC%20Submission.pdf" xlink:type="simple">http://www4.unfccc.int/submissions/INDC/Published%20Documents/Vanuatu/1/VANUATU%20%20INDC%20UNFCCC%20Submission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$180m in external funding.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style-name="ce1" office:value-type="date" office:date-value="2015-01-10" calcext:value-type="date">
            <text:p>01/10/15</text:p>
          </table:table-cell>
          <table:table-cell office:value-type="string" calcext:value-type="string">
            <text:p><text:a xlink:href="http://www4.unfccc.int/submissions/INDC/Published%20Documents/Samoa/1/Samoa%20INDC%20Submission%20to%20UNFCCC.doc" xlink:type="simple">http://www4.unfccc.int/submissions/INDC/Published%20Documents/Samoa/1/Samoa%20INDC%20Submission%20to%20UNFCCC.doc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<text:a xlink:href="http://www4.unfccc.int/submissions/INDC/Published%20Documents/Saint%20Vincent%20and%20Grenadines/1/SVG_INDC_Final.pdf" xlink:type="simple">http://www4.unfccc.int/submissions/INDC/Published%20Documents/Saint%20Vincent%20and%20Grenadines/1/SVG_INDC_Final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25" calcext:value-type="float">
            <text:p>202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29/09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14" calcext:value-type="float">
            <text:p>201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Sao%20Tome%20and%20Principe/1/Short_STP_INDC%20_Ingles_30.09.pdf" xlink:type="simple">http://www4.unfccc.int/submissions/INDC/Published%20Documents/Sao%20Tome%20and%20Principe/1/Short_STP_INDC%20_Ingles_30.09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nt Kitts and Nevis</text:p>
          </table:table-cell>
          <table:table-cell table:style-name="ce1" office:value-type="date" office:date-value="2015-12-12" calcext:value-type="date">
            <text:p>12/12/15</text:p>
          </table:table-cell>
          <table:table-cell office:value-type="string" calcext:value-type="string">
            <text:p><text:a xlink:href="http://www4.unfccc.int/submissions/INDC/Published%20Documents/Saint%20Kitts%20and%20Nevis/1/St.%20Kitts%20and%20Nevis%20INDC.pdf" xlink:type="simple">http://www4.unfccc.int/submissions/INDC/Published%20Documents/Saint%20Kitts%20and%20Nevis/1/St.%20Kitts%20and%20Nevis%20INDC.pdf</text:a></text:p>
          </table:table-cell>
          <table:table-cell office:value-type="string" calcext:value-type="string">
            <text:p>BAU</text:p>
          </table:table-cell>
          <table:table-cell/>
          <table:table-cell office:value-type="float" office:value="2025" calcext:value-type="float">
            <text:p>202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table:style-name="ce1" office:value-type="date" office:date-value="2015-04-12" calcext:value-type="date">
            <text:p>04/12/15</text:p>
          </table:table-cell>
          <table:table-cell office:value-type="string" calcext:value-type="string">
            <text:p><text:a xlink:href="http://www4.unfccc.int/submissions/INDC/Published%20Documents/Tonga/1/Tonga%20INDC.pdf" xlink:type="simple">http://www4.unfccc.int/submissions/INDC/Published%20Documents/Tonga/1/Tonga%20IND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26/09/20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25" calcext:value-type="float">
            <text:p>2025</text:p>
          </table:table-cell>
          <table:table-cell/>
          <table:table-cell office:value-type="float" office:value="13.7" calcext:value-type="float">
            <text:p>13.7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<text:a xlink:href="http://www4.unfccc.int/submissions/INDC/Published%20Documents/Cook%20Islands/1/Cook%20Islands%20INDCsFINAL7Nov.pdf" xlink:type="simple">http://www4.unfccc.int/submissions/INDC/Published%20Documents/Cook%20Islands/1/Cook%20Islands%20INDCsFINAL7Nov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External Support.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<text:a xlink:href="http://www4.unfccc.int/submissions/INDC/Published%20Documents/Micronesia/1/INDC%20Federated%20States%20of%20MICRONESIA.pdf" xlink:type="simple">http://www4.unfccc.int/submissions/INDC/Published%20Documents/Micronesia/1/INDC%20Federated%20States%20of%20MICRONESIA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21/07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28/11/2015</text:p>
          </table:table-cell>
          <table:table-cell office:value-type="string" calcext:value-type="string">
            <text:p><text:a xlink:href="http://www4.unfccc.int/submissions/INDC/Published%20Documents/Tuvalu/1/TUVALU%20INDC.pdf" xlink:type="simple">http://www4.unfccc.int/submissions/INDC/Published%20Documents/Tuvalu/1/TUVALU%20INDC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17/11/2015</text:p>
          </table:table-cell>
          <table:table-cell office:value-type="string" calcext:value-type="string">
            <text:p><text:a xlink:href="http://www4.unfccc.int/submissions/INDC/Published%20Documents/Nauru/1/Nauru%20INDC%20Submission_Final.pdf" xlink:type="simple">http://www4.unfccc.int/submissions/INDC/Published%20Documents/Nauru/1/Nauru%20INDC%20Submission_Final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28/11/2015</text:p>
          </table:table-cell>
          <table:table-cell office:value-type="string" calcext:value-type="string">
            <text:p><text:a xlink:href="http://www4.unfccc.int/submissions/INDC/Published%20Documents/Palau/1/Palau_INDC.Final%20Copy.pdf" xlink:type="simple">http://www4.unfccc.int/submissions/INDC/Published%20Documents/Palau/1/Palau_INDC.Final%20Copy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25/11/2015</text:p>
          </table:table-cell>
          <table:table-cell office:value-type="string" calcext:value-type="string">
            <text:p><text:a xlink:href="http://www4.unfccc.int/submissions/INDC/Published%20Documents/Niue/1/Niue%20INDC%20Final.pdf" xlink:type="simple">http://www4.unfccc.int/submissions/INDC/Published%20Documents/Niue/1/Niue%20INDC%20Final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23/11/2015</text:p>
          </table:table-cell>
          <table:table-cell office:value-type="string" calcext:value-type="string">
            <text:p><text:a xlink:href="http://www4.unfccc.int/submissions/INDC/Published%20Documents/South%20Sudan/1/South%20Sudan%20Intended%20Nationally%20Determined%20%20%20%20Contribution.pdf" xlink:type="simple">http://www4.unfccc.int/submissions/INDC/Published%20Documents/South%20Sudan/1/South%20Sudan%20Intended%20Nationally%20Determined%20%20%20%20Contribution.pdf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<text:a xlink:href="http://www4.unfccc.int/submissions/INDC/Published%20Documents/San%20Marino/1/SAN%20MARINO%20INDC%20EN.pdf" xlink:type="simple">http://www4.unfccc.int/submissions/INDC/Published%20Documents/San%20Marino/1/SAN%20MARINO%20INDC%20EN.pdf</text:a></text:p>
          </table:table-cell>
          <table:table-cell office:value-type="string" calcext:value-type="string">
            <text:p>Historical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29/09/2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23/09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29/07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table:style-name="ce1" office:value-type="date" office:date-value="2015-01-05" calcext:value-type="date">
            <text:p>01/05/15</text:p>
          </table:table-cell>
          <table:table-cell/>
          <table:table-cell office:value-type="string" calcext:value-type="string">
            <text:p>BAU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23/04/2015</text:p>
          </table:table-cell>
          <table:table-cell/>
          <table:table-cell office:value-type="string" calcext:value-type="string">
            <text:p>Historical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30" calcext:value-type="float">
            <text:p>2030</text:p>
          </table:table-cell>
          <table:table-cell/>
        </table:table-row>
        <table:table-row table:style-name="ro1" table:number-rows-repeated="104840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28:21.087782763</meta:creation-date>
    <meta:generator>LibreOffice/5.4.5.1$Linux_X86_64 LibreOffice_project/40m0$Build-1</meta:generator>
    <dc:date>2018-04-12T13:49:42.030469422</dc:date>
    <meta:editing-duration>PT18M5S</meta:editing-duration>
    <meta:editing-cycles>2</meta:editing-cycles>
    <meta:document-statistic meta:table-count="1" meta:cell-count="1037" meta:object-count="0"/>
  </office:meta>
</office:document-meta>
</file>